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NewRoman" svg:font-family="TimesNewRoman" style:font-family-generic="roman"/>
    <style:font-face style:name="ARial" svg:font-family="ARial" style:font-family-generic="swiss"/>
    <style:font-face style:name="MS Mincho" svg:font-family="'MS Mincho'" style:font-pitch="variable"/>
    <style:font-face style:name="Nimbus Sans L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4.286cm"/>
    </style:style>
    <style:style style:name="Tabela3.B" style:family="table-column">
      <style:table-column-properties style:column-width="12.674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 – Descrição do Caso de Uso </text:p>
      <text:p text:style-name="P2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">Caso de uso:</text:p>
            </table:table-cell>
            <table:table-cell table:style-name="Tabela3.B1" office:value-type="string">
              <text:p text:style-name="P3">Nome do caso de uso;</text:p>
            </table:table-cell>
          </table:table-row>
        </table:table-header-rows>
        <table:table-row>
          <table:table-cell table:style-name="Tabela3.A2" office:value-type="string">
            <text:p text:style-name="P4">ID:</text:p>
          </table:table-cell>
          <table:table-cell table:style-name="Tabela3.B2" office:value-type="string">
            <text:p text:style-name="P4">Identificação do caso de uso;</text:p>
          </table:table-cell>
        </table:table-row>
        <table:table-row>
          <table:table-cell table:style-name="Tabela3.A2" office:value-type="string">
            <text:p text:style-name="P5">Propósito:</text:p>
          </table:table-cell>
          <table:table-cell table:style-name="Tabela3.B2" office:value-type="string">
            <text:p text:style-name="P4">Descrição sucinta do mesmo;</text:p>
          </table:table-cell>
        </table:table-row>
        <table:table-row>
          <table:table-cell table:style-name="Tabela3.A2" office:value-type="string">
            <text:p text:style-name="P4">Descrição:</text:p>
          </table:table-cell>
          <table:table-cell table:style-name="Tabela3.B2" office:value-type="string">
            <text:p text:style-name="P4">Descrição detalhada do mesmo;</text:p>
          </table:table-cell>
        </table:table-row>
        <table:table-row>
          <table:table-cell table:style-name="Tabela3.A2" office:value-type="string">
            <text:p text:style-name="P4">Ator(es):</text:p>
          </table:table-cell>
          <table:table-cell table:style-name="Tabela3.B2" office:value-type="string">
            <text:p text:style-name="P4">Identificação do(s) ator(es) que interage(m) com o caso de uso;</text:p>
          </table:table-cell>
        </table:table-row>
        <table:table-row>
          <table:table-cell table:style-name="Tabela3.A2" office:value-type="string">
            <text:p text:style-name="P4">Fluxo Principal:</text:p>
          </table:table-cell>
          <table:table-cell table:style-name="Tabela3.B2" office:value-type="string">
            <text:p text:style-name="P4">Descrição do fluxo principal do caso de uso, quando o mesmo acontece sem a ocorrência de qualquer anormalidade;</text:p>
          </table:table-cell>
        </table:table-row>
        <table:table-row>
          <table:table-cell table:style-name="Tabela3.A2" office:value-type="string">
            <text:p text:style-name="P4">Fluxo Alternativo:</text:p>
          </table:table-cell>
          <table:table-cell table:style-name="Tabela3.B2" office:value-type="string">
            <text:p text:style-name="P4">Identificação e descrição dos possíveis fluxos alteranativos que podem ocorrer durante a execução do fluxo principal do caso de uso;</text:p>
          </table:table-cell>
        </table:table-row>
        <table:table-row>
          <table:table-cell table:style-name="Tabela3.A2" office:value-type="string">
            <text:p text:style-name="P4">Referência:</text:p>
          </table:table-cell>
          <table:table-cell table:style-name="Tabela3.B2" office:value-type="string">
            <text:p text:style-name="P4">Identificação das regras de negócios e dos requisitos não-funcionais relacionados ao caso de uso.</text:p>
          </table:table-cell>
        </table:table-row>
        <table:table-row>
          <table:table-cell table:style-name="Tabela3.A2" office:value-type="string">
            <text:p text:style-name="P4">Prioridade:</text:p>
          </table:table-cell>
          <table:table-cell table:style-name="Tabela3.B2" office:value-type="string">
            <text:p text:style-name="P4">Prioridade do caso de uso no pacote ao qual o mesmo pertence. Os valores possíveis são: Alta, Média e Baixa.</text:p>
          </table:table-cell>
        </table:table-row>
      </table:table>
      <text:p text:style-name="P2"/>
      <text:p text:style-name="P2">Exemplo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Caso de uso:</text:p>
          </table:table-cell>
          <table:table-cell table:style-name="Table1.B1" office:value-type="string">
            <text:p text:style-name="P8">Registrar Previsão de Defesa</text:p>
          </table:table-cell>
        </table:table-row>
        <table:table-row>
          <table:table-cell table:style-name="Table1.A2" office:value-type="string">
            <text:p text:style-name="P4">ID:</text:p>
          </table:table-cell>
          <table:table-cell table:style-name="Table1.B2" office:value-type="string">
            <text:p text:style-name="P9">P.D.1</text:p>
          </table:table-cell>
        </table:table-row>
        <table:table-row>
          <table:table-cell table:style-name="Table1.A2" office:value-type="string">
            <text:p text:style-name="P5">Propósito:</text:p>
          </table:table-cell>
          <table:table-cell table:style-name="Table1.B2" office:value-type="string">
            <text:p text:style-name="P10"><text:span text:style-name="T1">Este caso de uso tem como função registrar previsão de </text:span>defesa.</text:p>
          </table:table-cell>
        </table:table-row>
        <table:table-row>
          <table:table-cell table:style-name="Table1.A2" office:value-type="string">
            <text:p text:style-name="P4">Descrição:</text:p>
          </table:table-cell>
          <table:table-cell table:style-name="Table1.B2" office:value-type="string">
            <text:p text:style-name="P11">A Coordenação deverá fornecer a data, o horário e o local da defesa. Adicionalmente ela deve fornecer o título e a data da entrega da versão para a banca examinadora. Tais datas poderão ser alteradas. Imprevistos podem postergar ou antecipar este evento.</text:p>
          </table:table-cell>
        </table:table-row>
        <table:table-row>
          <table:table-cell table:style-name="Table1.A2" office:value-type="string">
            <text:p text:style-name="P4">Ator(es):</text:p>
          </table:table-cell>
          <table:table-cell table:style-name="Table1.B2" office:value-type="string">
            <text:p text:style-name="P9">Coordenação</text:p>
          </table:table-cell>
        </table:table-row>
        <table:table-row>
          <table:table-cell table:style-name="Table1.A2" office:value-type="string">
            <text:p text:style-name="P4">Fluxo Principal:</text:p>
          </table:table-cell>
          <table:table-cell table:style-name="Table1.B2" office:value-type="string">
            <text:p text:style-name="P12"><text:span text:style-name="T2">01 <text:s/>Iniciar caso de uso </text:span><text:span text:style-name="T3">Selecionar Aluno</text:span><text:span text:style-name="T2">;</text:span></text:p>
            <text:p text:style-name="P12"><text:span text:style-name="T2">02 <text:s/>Iniciar caso de uso </text:span><text:span text:style-name="T3">Selecionar Banca</text:span><text:span text:style-name="T2">;</text:span></text:p>
            <text:p text:style-name="P13">03 <text:s/>Coordenação preenche as informações para Registar Previsão de Defesa;</text:p>
            <text:p text:style-name="P13">04 <text:s/>Coordenação requisita a confirmação da operação;</text:p>
            <text:p text:style-name="P11">05 Sistema confirma a operação e envia as informações necessárias para o grupo.</text:p>
          </table:table-cell>
        </table:table-row>
        <table:table-row>
          <table:table-cell table:style-name="Table1.A2" office:value-type="string">
            <text:p text:style-name="P4">Fluxo Alternativo:</text:p>
          </table:table-cell>
          <table:table-cell table:style-name="Table1.B2" office:value-type="string">
            <text:p text:style-name="P13">No item 04, caso o Aluno não tenha recomendação formal do orientador o caso de uso termina;</text:p>
            <text:p text:style-name="P13">No item 04, caso o Aluno não foi aprovado em exame de qualificação, quando exigido, o caso de uso termina;</text:p>
            <text:p text:style-name="P13">No item 04, caso o Aluno não foi aprovado em exame de suficiência em língua(s) estrangeira(s), o caso de uso termina;</text:p>
            <text:p text:style-name="P13">No item 04, caso o Aluno não tenha atendido as determinações referentes a produção intelectual, o caso de uso termina;</text:p>
            <text:p text:style-name="P11">No item 04, caso o Aluno não tenha obtido créditos em disciplinas e/ou atividades complementares, o caso de uso termina.</text:p>
          </table:table-cell>
        </table:table-row>
        <table:table-row>
          <table:table-cell table:style-name="Table1.A2" office:value-type="string">
            <text:p text:style-name="P4">Referências: </text:p>
            <text:p text:style-name="P4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11">Regras de Negócio: RN 5.1, RN 5.2, RN 5.3, RN 5.4, RN 5.5.</text:p>
                </table:table-cell>
              </table:table-row>
              <table:table-row>
                <table:table-cell table:style-name="Table1.B2" office:value-type="string">
                  <text:p text:style-name="P4">Não Funcionais: &lt;Verificar relação com não funcionais&gt;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4">Prioridade:</text:p>
          </table:table-cell>
          <table:table-cell table:style-name="Table1.B2" office:value-type="string">
            <text:p text:style-name="P4">Méd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NewRoman" svg:font-family="TimesNewRoman" style:font-family-generic="roman"/>
    <style:font-face style:name="ARial" svg:font-family="ARial" style:font-family-generic="swiss"/>
    <style:font-face style:name="MS Mincho" svg:font-family="'MS Mincho'" style:font-pitch="variable"/>
    <style:font-face style:name="Nimbus Sans L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TimesNewRoman" fo:font-size="13pt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4-26T21:49:09</meta:creation-date>
    <dc:creator>Paulo Henrique</dc:creator>
    <dc:date>2006-06-11T13:10:09</dc:date>
    <dc:language>pt-BR</dc:language>
    <meta:editing-cycles>17</meta:editing-cycles>
    <meta:editing-duration>PT4H48M2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47" meta:word-count="365" meta:character-count="2170"/>
  </office:meta>
</office:document-meta>
</file>